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weight="bold" style:font-weight-asian="bold" style:font-weight-complex="bold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5pt" style:font-size-asian="15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18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8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color="#C9211E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color="#00A933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Assignment No :2</text:span></text:p>
      <text:p text:style-name="Normal"><text:span text:style-name="T3">GitHub</text:span></text:p>
      <text:p text:style-name="Normal"><text:span text:style-name="T4">----------------------------------------------------------------------------------------------------------------------</text:span></text:p>
      <text:p text:style-name="Normal"><text:span text:style-name="T5">pl-20@pl20-OptiPlex-3020:~$<text:s/></text:span><text:span text:style-name="T6">sudo apt update</text:span></text:p>
      <text:p text:style-name="Normal"><text:span text:style-name="T7">pl-20@pl20-OptiPlex-3020:~$<text:s/></text:span><text:span text:style-name="T8">sudo apt install git</text:span></text:p>
      <text:p text:style-name="Normal"><text:span text:style-name="T9">pl-20@pl20-OptiPlex-3020:~$<text:s/></text:span><text:span text:style-name="T10">git –version</text:span></text:p>
      <text:p text:style-name="Normal"/>
      <text:p text:style-name="Normal"><text:span text:style-name="T11">git version 2.25.1</text:span></text:p>
      <text:p text:style-name="Normal"/>
      <text:p text:style-name="Normal"><text:span text:style-name="T12">pl-20@pl20-OptiPlex-3020:~$<text:s/></text:span><text:span text:style-name="T13">git config --global user.name "Aditi2115"</text:span></text:p>
      <text:p text:style-name="Normal"><text:span text:style-name="T14">pl-20@pl20-OptiPlex-3020:~$<text:s/></text:span><text:span text:style-name="T15">git config --global user.email "</text:span><text:a xlink:href="mailto:kbtug20255@kbtcoe.org" office:target-frame-name="_top" xlink:show="replace"><text:span text:style-name="T16">kbtug20</text:span></text:a><text:span text:style-name="T17">194</text:span><text:a xlink:href="file:///C:/Users/dawan/Downloads/%20HYPERLINK%20%22mailto:kbtug20194@kbtcoe.org%22@kbtcoe.org" office:target-frame-name="_top" xlink:show="replace"><text:span text:style-name="T18"><text:s/>HYPERLINK "mailto:kbtug20194@kbtcoe.org"@kbtcoe.org</text:span></text:a><text:span text:style-name="T19">"</text:span></text:p>
      <text:p text:style-name="Normal"/>
      <text:p text:style-name="Normal"><text:span text:style-name="T20">pl-20@pl20-OptiPlex-3020:~$<text:s/></text:span><text:span text:style-name="T21">nano ~/.gitconfig</text:span></text:p>
      <text:p text:style-name="Normal"><text:span text:style-name="T22">[user]</text:span></text:p>
      <text:p text:style-name="Normal"><text:span text:style-name="T23"><text:s text:c="8"/>name = Aditi2115</text:span></text:p>
      <text:p text:style-name="Normal"><text:span text:style-name="T24"><text:s text:c="8"/>email =<text:s/></text:span><text:a xlink:href="mailto:kbtug20194@kbtcoe.org" office:target-frame-name="_top" xlink:show="replace"><text:span text:style-name="T25">kbtug20194@kbtcoe.org</text:span></text:a></text:p>
      <text:p text:style-name="Normal"/>
      <text:p text:style-name="Normal"><text:span text:style-name="T26">pl-20@pl20-OptiPlex-3020:~$</text:span><text:span text:style-name="T27"><text:s/>git clone<text:s/></text:span><text:a xlink:href="https://github.com/Aditi2115/Fast.git" office:target-frame-name="_top" xlink:show="replace"><text:span text:style-name="T28">https://github.com/Aditi2115/Fast.git</text:span></text:a></text:p>
      <text:p text:style-name="Normal"><text:span text:style-name="T29">Cloning into 'Fast'...</text:span></text:p>
      <text:p text:style-name="Normal"><text:span text:style-name="T30">warning: You appear to have cloned an empty repository.</text:span></text:p>
      <text:p text:style-name="Normal"/>
      <text:p text:style-name="Normal"><text:span text:style-name="T31">pl-20@pl20-OptiPlex-3020:~$<text:s/></text:span><text:span text:style-name="T32">cd Fast</text:span></text:p>
      <text:p text:style-name="Normal"/>
      <text:p text:style-name="Normal"><text:span text:style-name="T33">pl-20@pl20-OptiPlex-3020:~/Fast$<text:s/></text:span><text:span text:style-name="T34">git status</text:span></text:p>
      <text:p text:style-name="Normal"><text:span text:style-name="T35">On branch master</text:span></text:p>
      <text:p text:style-name="Normal"><text:span text:style-name="T36">No commits yet</text:span></text:p>
      <text:p text:style-name="Normal"><text:span text:style-name="T37">Untracked files:</text:span></text:p>
      <text:p text:style-name="Normal"><text:span text:style-name="T38"><text:s text:c="2"/>(use "git add &lt;file&gt;..." to include in what will be committed)</text:span></text:p>
      <text:p text:style-name="Normal"><text:span text:style-name="T39"><text:tab/></text:span><text:span text:style-name="T40">index.html</text:span></text:p>
      <text:p text:style-name="Normal"><text:span text:style-name="T41">nothing added to commit but untracked files present (use "git add" to track)</text:span></text:p>
      <text:p text:style-name="Normal"/>
      <text:p text:style-name="Normal"><text:span text:style-name="T42">pl-20@pl20-OptiPlex-3020:~/Fast$<text:s/></text:span><text:span text:style-name="T43">git add *</text:span></text:p>
      <text:p text:style-name="Normal"><text:span text:style-name="T44">pl-20@pl20-OptiPlex-3020:~/Fast$</text:span><text:span text:style-name="T45"><text:s/>git commit -m "strong commit Message"</text:span></text:p>
      <text:p text:style-name="Normal"><text:span text:style-name="T46">[master (root-commit) 4c3479d] strong commit Message</text:span></text:p>
      <text:p text:style-name="Normal"><text:span text:style-name="T47"><text:s/>1 file changed, 45 insertions(+)</text:span></text:p>
      <text:p text:style-name="Normal"><text:span text:style-name="T48"><text:s/>create mode 100644</text:span><text:span text:style-name="T49"><text:s/>index.html</text:span></text:p>
      <text:p text:style-name="Normal"/>
      <text:p text:style-name="Normal"><text:span text:style-name="T50">pl-20@pl20-OptiPlex-3020:~/Fast$</text:span><text:span text:style-name="T51"><text:s/>git push</text:span></text:p>
      <text:p text:style-name="Normal"><text:span text:style-name="T52">Username for '</text:span><text:a xlink:href="https://github.com" office:target-frame-name="_top" xlink:show="replace"><text:span text:style-name="T53">https://github.com</text:span></text:a><text:span text:style-name="T54">': Aditi2115</text:span></text:p>
      <text:p text:style-name="Normal"><text:span text:style-name="T55">Password for '</text:span><text:a xlink:href="https://Aditi2115@github.com" office:target-frame-name="_top" xlink:show="replace"><text:span text:style-name="T56">https://Aditi2115@github.com</text:span></text:a><text:span text:style-name="T57">':<text:s/></text:span><text:a xlink:href="mailto:kbtug@25" office:target-frame-name="_top" xlink:show="replace"><text:span text:style-name="T58">kbtug@2019</text:span></text:a><text:span text:style-name="T59">4</text:span></text:p>
      <text:p text:style-name="Normal"><text:span text:style-name="T60">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iti Dawange</meta:initial-creator>
    <dc:creator>Aditi Dawange</dc:creator>
    <meta:creation-date>2023-05-18T04:25:00Z</meta:creation-date>
    <dc:date>2023-05-18T04:25:00Z</dc:date>
    <meta:template xlink:href="Normal" xlink:type="simple"/>
    <meta:editing-cycles>2</meta:editing-cycles>
    <meta:editing-duration>PT0S</meta:editing-duration>
    <meta:document-statistic meta:page-count="1" meta:paragraph-count="3" meta:word-count="285" meta:character-count="1907" meta:row-count="13" meta:non-whitespace-character-count="1625"/>
  </office:meta>
</office:document-meta>
</file>